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cc085" style:font-size-asian="11pt"/>
    </style:style>
    <style:style style:name="P3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e9be1" style:font-size-asian="11pt"/>
    </style:style>
    <style:style style:name="P4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0a5bc0" style:font-size-asian="11pt"/>
    </style:style>
    <style:style style:name="P5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0dae7" style:font-size-asian="11pt"/>
    </style:style>
    <style:style style:name="P6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rsid="000a5bc0" officeooo:paragraph-rsid="000e9be1" style:font-size-asian="11pt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Menlo-Regular" fo:font-size="11pt" officeooo:rsid="000a5bc0" officeooo:paragraph-rsid="000a5bc0" style:font-size-asian="11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color="#000000" loext:opacity="100%" style:font-name="Menlo-Regular" fo:font-size="11pt" officeooo:rsid="000a5bc0" officeooo:paragraph-rsid="000d758a" style:font-size-asian="11pt"/>
    </style:style>
    <style:style style:name="P9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12a197"/>
    </style:style>
    <style:style style:name="P10" style:family="paragraph" style:parent-style-name="Heading_20_3">
      <style:text-properties officeooo:paragraph-rsid="000ef1e6"/>
    </style:style>
    <style:style style:name="P11" style:family="paragraph" style:parent-style-name="Heading_20_3">
      <style:text-properties officeooo:paragraph-rsid="000e9be1"/>
    </style:style>
    <style:style style:name="P12" style:family="paragraph" style:parent-style-name="Standard" style:list-style-name="L4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9"/>
    <style:style style:name="P17" style:family="paragraph" style:parent-style-name="Standard" style:list-style-name="L10"/>
    <style:style style:name="P18" style:family="paragraph" style:parent-style-name="Standard" style:list-style-name="L7"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1.27cm" fo:margin-right="0cm" fo:text-indent="0cm" style:auto-text-indent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loext:opacity="100%" style:font-name="Menlo-Regular" fo:font-size="11pt" officeooo:paragraph-rsid="00147f6e" style:font-size-asian="11pt"/>
    </style:style>
    <style:style style:name="T1" style:family="text">
      <style:text-properties officeooo:rsid="000cc085"/>
    </style:style>
    <style:style style:name="T2" style:family="text">
      <style:text-properties style:font-name="Arial" fo:font-size="14.1000003814697pt" fo:font-weight="bold" officeooo:rsid="000cc085" style:font-name-asian="PingFang SC" style:font-size-asian="14.1000003814697pt" style:font-weight-asian="bold" style:font-name-complex="Lucida Sans" style:font-size-complex="14.1000003814697pt" style:font-weight-complex="bold"/>
    </style:style>
    <style:style style:name="T3" style:family="text">
      <style:text-properties officeooo:rsid="000d758a"/>
    </style:style>
    <style:style style:name="T4" style:family="text">
      <style:text-properties officeooo:rsid="000e9be1"/>
    </style:style>
    <style:style style:name="T5" style:family="text">
      <style:text-properties officeooo:rsid="000ef1e6"/>
    </style:style>
    <style:style style:name="T6" style:family="text">
      <style:text-properties fo:color="#000000" loext:opacity="100%" style:font-name="Menlo-Regular" fo:font-size="11pt" style:font-size-asian="11pt"/>
    </style:style>
    <style:style style:name="T7" style:family="text">
      <style:text-properties officeooo:rsid="00143f2f"/>
    </style:style>
    <style:style style:name="T8" style:family="text">
      <style:text-properties officeooo:rsid="004125a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125a0" style:font-weight-asian="bold" style:font-weight-complex="bold"/>
    </style:style>
    <style:style style:name="T11" style:family="text">
      <style:text-properties fo:font-weight="bold" officeooo:rsid="00143f2f" style:font-weight-asian="bold" style:font-weight-complex="bold"/>
    </style:style>
    <style:style style:name="T12" style:family="text">
      <style:text-properties fo:font-weight="normal" officeooo:rsid="004125a0" style:font-weight-asian="normal" style:font-weight-complex="normal"/>
    </style:style>
    <style:style style:name="T13" style:family="text">
      <style:text-properties style:font-name="Times New Roman1" fo:font-style="normal" fo:font-weight="normal" officeooo:rsid="0044da15" style:font-style-asian="normal" style:font-weight-asian="normal" style:font-style-complex="normal" style:font-weight-complex="normal"/>
    </style:style>
    <style:style style:name="T14" style:family="text">
      <style:text-properties style:font-name="Times New Roman1" fo:font-style="normal" fo:font-weight="normal" officeooo:rsid="0042bc51" style:font-style-asian="normal" style:font-weight-asian="normal" style:font-style-complex="normal" style:font-weight-complex="normal"/>
    </style:style>
    <style:style style:name="T15" style:family="text">
      <style:text-properties style:font-name="Times New Roman1" fo:font-size="12pt" fo:font-style="normal" fo:font-weight="bold" officeooo:rsid="0042bc51" style:font-style-asian="normal" style:font-weight-asian="bold" style:font-style-complex="normal" style:font-weight-complex="bold"/>
    </style:style>
    <style:style style:name="T16" style:family="text">
      <style:text-properties style:font-name="Times New Roman1" fo:font-size="12pt" fo:font-style="normal" fo:font-weight="bold" officeooo:rsid="0044da15" style:font-style-asian="normal" style:font-weight-asian="bold" style:font-style-complex="normal" style:font-weight-complex="bold"/>
    </style:style>
    <style:style style:name="T17" style:family="text">
      <style:text-properties style:font-name="Times New Roman1" fo:font-size="12pt" fo:font-style="normal" fo:font-weight="normal" officeooo:rsid="0042bc51" style:font-style-asian="normal" style:font-weight-asian="normal" style:font-style-complex="normal" style:font-weight-complex="normal"/>
    </style:style>
    <style:style style:name="T18" style:family="text">
      <style:text-properties style:font-name="Times New Roman1" fo:font-size="12pt" fo:font-style="normal" fo:font-weight="normal" officeooo:rsid="0044da15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mmary of Changes to LCC Documents 2021-04-25</text:p>
      <text:h text:style-name="Heading_20_3" text:outline-level="3"><text:span text:style-name="T2">D</text:span>ocuments <text:span text:style-name="T1">with </text:span><text:span text:style-name="T3">only Coversheet and CC License </text:span><text:span text:style-name="T1">changes</text:span></text:h>
      <text:p text:style-name="P2">TN-9.7.0.1-Glossary-2021-04-25.pdf</text:p>
      <text:p text:style-name="P2">TN-9.7.0.2-CommonInformation-2021-04-25.pdf</text:p>
      <text:p text:style-name="P2">S-9.7.1.1-CanPhysical-2021-04-25.pdf</text:p>
      <text:p text:style-name="P2">TN-9.7.1.1-CanPhysical-2021-04-25.pdf</text:p>
      <text:p text:style-name="P2">S-9.7.2.1-CanFrameTransfer-2021-04-25.pdf</text:p>
      <text:p text:style-name="P2">TN-9.7.2.1-CanFrameTransfer-2021-04-25.pdf</text:p>
      <text:p text:style-name="P2">S-9.7.3-MessageNetwork-2021-04-25.pdf</text:p>
      <text:p text:style-name="P2">S-9.7.3.1-EventTransport-2021-04-25.pdf</text:p>
      <text:p text:style-name="P2">TN-9.7.3.1-EventTransport-2021-04-25.pdf</text:p>
      <text:p text:style-name="P2">S-9.7.3.2-DatagramTransport-2021-04-25.pdf</text:p>
      <text:p text:style-name="P2">TN-9.7.3.2-DatagramTransport-2021-04-25.pdf</text:p>
      <text:p text:style-name="P2">TN-9.7.4.1-ConfigurationDescriptionInformation-2021-04-25.pdf</text:p>
      <text:p text:style-name="P2">S-9.7.4.2-MemoryConfiguration-2021-04-25.pdf</text:p>
      <text:p text:style-name="P2">TN-9.7.4.2-MemoryConfiguration-2021-04-25.pdf</text:p>
      <text:p text:style-name="P2">S-9.7.4.3-SimpleNodeInformation-2021-04-25.pdf</text:p>
      <text:p text:style-name="P2">TN-9.7.4.3-SimpleNodeInformation-2021-04-25.pdf</text:p>
      <text:list xml:id="list883646011" text:style-name="L5">
        <text:list-item>
          <text:list>
            <text:list-item>
              <text:p text:style-name="P13">Changed LCC logo to include the ® symbol</text:p>
            </text:list-item>
            <text:list-item>
              <text:p text:style-name="P13">Changed “Layout Command Control” to have the TM symbol</text:p>
            </text:list-item>
            <text:list-item>
              <text:p text:style-name="P13">Added the NMRA Legal Disclaimer fine-print</text:p>
            </text:list-item>
            <text:list-item>
              <text:p text:style-name="P13">Changed the OpenLCB license to “Creative Commons Attribution-ShareAlike 4.0 International”</text:p>
            </text:list-item>
          </text:list>
        </text:list-item>
      </text:list>
      <text:h text:style-name="P10" text:outline-level="3"><text:span text:style-name="T4">Documents </text:span><text:span text:style-name="T5">that have been </text:span><text:span text:style-name="T4">Adopted</text:span> <text:span text:style-name="T4">after Public Comment</text:span></text:h>
      <text:p text:style-name="P3">S-9.7.4.4-FirmwareUpgrade-2021-04-25.pdf</text:p>
      <text:p text:style-name="P6">TN-9.7.4.4-FirmwareUpgrade-2021-04-25.pdf</text:p>
      <text:h text:style-name="P10" text:outline-level="3">Documents <text:span text:style-name="T5">with </text:span><text:span text:style-name="T4">C</text:span><text:span text:style-name="T5">hanges</text:span><text:span text:style-name="T4"> for Public Comment</text:span></text:h>
      <text:p text:style-name="P7">S-9.7.0.3-UniqueIdentifiers-2021-04-25.pdf</text:p>
      <text:p text:style-name="P4">TN-9.7.0.3-UniqueIdentifiers-2021-04-25.pdf</text:p>
      <text:list xml:id="list1323670342" text:style-name="L6">
        <text:list-item>
          <text:list>
            <text:list-item>
              <text:p text:style-name="P14">Added to section <text:span text:style-name="T9">5.4 Manufacturer Specific</text:span> for manufacturers without a NMRA Assigned DCC Manufacturer ID</text:p>
            </text:list-item>
            <text:list-item>
              <text:p text:style-name="P14">Corrected comments in <text:span text:style-name="T9">5.7 Specifically Assigned by Request</text:span> for 16-bit and 24-bit allocations </text:p>
            </text:list-item>
          </text:list>
        </text:list-item>
      </text:list>
      <text:p text:style-name="P19">S-9.7.0.4-EventIdentifiers-2021-04-25.pdf</text:p>
      <text:list xml:id="list3646290520" text:style-name="L7">
        <text:list-item>
          <text:list>
            <text:list-item>
              <text:p text:style-name="P15">In section <text:span text:style-name="T9">5.2 Well-Known Automatically-Routed</text:span> added:</text:p>
              <text:list>
                <text:list-item>
                  <text:p text:style-name="P18">Power supply brownout detected below minimum required by node</text:p>
                </text:list-item>
                <text:list-item>
                  <text:p text:style-name="P18">Power supply brownout detected below minimum required by standard</text:p>
                </text:list-item>
              </text:list>
            </text:list-item>
            <text:list-item>
              <text:p text:style-name="P15">In section <text:span text:style-name="T9">5.3 Well-Known</text:span> added:</text:p>
              <text:list>
                <text:list-item>
                  <text:p text:style-name="P18">Activate basic DCC accessory decoder address</text:p>
                </text:list-item>
                <text:list-item>
                  <text:p text:style-name="P18">Deactivate basic DCC accessory decoder address</text:p>
                </text:list-item>
                <text:list-item>
                  <text:p text:style-name="P18">Send aspect to extended DCC accessory decoder address</text:p>
                </text:list-item>
              </text:list>
            </text:list-item>
          </text:list>
        </text:list-item>
      </text:list>
      <text:p text:style-name="P4">TN-9.7.0.4-EventIdentifiers-2021-04-25.pdf</text:p>
      <text:list xml:id="list2368256432" text:style-name="L9">
        <text:list-item>
          <text:list>
            <text:list-item>
              <text:p text:style-name="P16">Add section <text:span text:style-name="T9">2.5.2.3 Power Supply Brownout Detected</text:span></text:p>
            </text:list-item>
            <text:list-item>
              <text:p text:style-name="P16">Add section <text:span text:style-name="T9">2.5.3.3 Basic DCC Accessory Decoder</text:span></text:p>
            </text:list-item>
            <text:list-item>
              <text:p text:style-name="P16">Add section <text:span text:style-name="T9">2.5.3.4 Advanced DCC Accessory Decoder</text:span></text:p>
            </text:list-item>
          </text:list>
        </text:list-item>
      </text:list>
      <text:p text:style-name="P9"><text:span text:style-name="T6">TN-9.7.3-MessageNetwork-2021-04-25.pdf</text:span> </text:p>
      <text:list xml:id="list3686694253" text:style-name="L4">
        <text:list-item>
          <text:list>
            <text:list-item>
              <text:p text:style-name="P12">Corrected example where message length was incorrectly displayed in section <text:span text:style-name="T9">2.3.5.1 Reject Addressed Optional Interaction</text:span>, lines 271 - 273</text:p>
            </text:list-item>
          </text:list>
        </text:list-item>
      </text:list>
      <text:p text:style-name="P5">S-9.7.4.1-ConfigurationDescriptionInformation-2021-04-25.pdf</text:p>
      <text:list xml:id="list1590892900" text:style-name="L10">
        <text:list-item>
          <text:list>
            <text:list-item>
              <text:p text:style-name="P17">Corrected definition of Newline delimiter (0x0A) in section <text:span text:style-name="T9">5 Format (Normative)</text:span> on line 41</text:p>
            </text:list-item>
          </text:list>
        </text:list-item>
      </text:list>
      <text:h text:style-name="P11" text:outline-level="3">New Documents <text:span text:style-name="T4">for Public Comment</text:span></text:h>
      <text:p text:style-name="P3">S-9.7.4.5-BroadcastTime-2021-04-25.pdf</text:p>
      <text:p text:style-name="P8">TN-9.7.4.5-BroadcastTime-2021-04-25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N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margin-top="0cm" fo:margin-bottom="0.3cm" style:contextual-spacing="true" text:number-lines="false" text:line-number="0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Alex Shepherd</meta:initial-creator>
    <meta:creation-date>2021-05-10T20:55:47.251693579</meta:creation-date>
    <dc:date>2021-06-10T00:19:17.684651163</dc:date>
    <dc:creator>Alex Shepherd</dc:creator>
    <meta:editing-duration>PT56M56S</meta:editing-duration>
    <meta:editing-cycles>13</meta:editing-cycles>
    <meta:generator>LibreOffice/7.0.5.2$MacOSX_X86_64 LibreOffice_project/64390860c6cd0aca4beafafcfd84613dd9dfb63a</meta:generator>
    <meta:document-statistic meta:table-count="0" meta:image-count="0" meta:object-count="0" meta:page-count="1" meta:paragraph-count="49" meta:word-count="242" meta:character-count="2498" meta:non-whitespace-character-count="2321"/>
  </office:meta>
</office:document-meta>
</file>